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3419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b89cc" officeooo:paragraph-rsid="003b89c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3a3baa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3fdf8" officeooo:paragraph-rsid="003419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d12e7" officeooo:paragraph-rsid="004d12e7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3a3baa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3a3baa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4d12e7"/>
    </style:style>
    <style:style style:name="P9" style:family="paragraph" style:parent-style-name="Standard">
      <style:paragraph-properties fo:text-align="start" style:justify-single-word="false"/>
      <style:text-properties officeooo:paragraph-rsid="004d12e7"/>
    </style:style>
    <style:style style:name="P10" style:family="paragraph" style:parent-style-name="Standard" style:list-style-name="L4">
      <style:paragraph-properties fo:text-align="start" style:justify-single-word="false"/>
      <style:text-properties officeooo:paragraph-rsid="004d12e7"/>
    </style:style>
    <style:style style:name="P11" style:family="paragraph" style:parent-style-name="Standard" style:list-style-name="L5">
      <style:paragraph-properties fo:text-align="start" style:justify-single-word="false"/>
      <style:text-properties officeooo:paragraph-rsid="004d12e7"/>
    </style:style>
    <style:style style:name="P12" style:family="paragraph" style:parent-style-name="Standard">
      <style:paragraph-properties fo:text-align="start" style:justify-single-word="false"/>
      <style:text-properties officeooo:paragraph-rsid="005011a0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a7ce2" officeooo:paragraph-rsid="003a3baa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c5b00" officeooo:paragraph-rsid="003a3baa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12e7" officeooo:paragraph-rsid="004d12e7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12e7" officeooo:paragraph-rsid="004d12e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d12e7" officeooo:paragraph-rsid="004d12e7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011a0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011a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61a15"/>
    </style:style>
    <style:style style:name="T3" style:family="text">
      <style:text-properties style:font-name="DejaVu Sans Condensed" fo:font-size="12pt" fo:font-weight="normal" officeooo:rsid="003694e6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61a15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a7ce2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3a3baa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675fc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bold" officeooo:rsid="003694e6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61a15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a7ce2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f71e0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d7630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eee81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675fc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d12e7" style:font-size-asian="12pt" style:font-weight-asian="bold" style:font-size-complex="12pt" style:font-weight-complex="bold"/>
    </style:style>
    <style:style style:name="T20" style:family="text">
      <style:text-properties officeooo:rsid="003a3baa"/>
    </style:style>
    <style:style style:name="T21" style:family="text">
      <style:text-properties officeooo:rsid="004675fc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4d12e7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35a366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39c144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409d90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4675fc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4e7a3a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35a366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370359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409d90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341927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39c144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4d12e7" style:font-size-asian="12pt" style:font-weight-asian="bold" style:font-size-complex="12pt" style:font-weight-complex="bold"/>
    </style:style>
    <style:style style:name="T3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8">1<text:span text:style-name="T34">xx</text:span> - Controls</text:p>
          </table:table-cell>
          <table:table-cell table:style-name="Table1.B1" office:value-type="string">
            <text:p text:style-name="P19">2xx - Ground</text:p>
          </table:table-cell>
          <table:table-cell table:style-name="Table1.B1" office:value-type="string">
            <text:p text:style-name="P19">3xx - Flight</text:p>
          </table:table-cell>
          <table:table-cell table:style-name="Table1.D1" office:value-type="string">
            <text:p text:style-name="P19">4xx - A2A</text:p>
          </table:table-cell>
          <table:table-cell table:style-name="Table1.B1" office:value-type="string">
            <text:p text:style-name="P19">5xx - A2G</text:p>
          </table:table-cell>
          <table:table-cell table:style-name="Table1.F1" office:value-type="string">
            <text:p text:style-name="P19">6xx - Misc</text:p>
          </table:table-cell>
        </table:table-row>
      </table:table>
      <text:p text:style-name="P12"><text:span text:style-name="T13">4</text:span><text:span text:style-name="T17">0</text:span><text:span text:style-name="T19">2</text:span><text:span text:style-name="T12"> - </text:span><text:span text:style-name="T14">A/</text:span><text:span text:style-name="T15">A</text:span><text:span text:style-name="T16"> - </text:span><text:span text:style-name="T19">Guns, Missiles</text:span></text:p>
      <text:p text:style-name="P1"/>
      <text:p text:style-name="P2">Best sustained corner speed: 700-800 kph??</text:p>
      <text:p text:style-name="P1"/>
      <text:p text:style-name="P3"><text:span text:style-name="T8">WVR combat </text:span><text:span text:style-name="T10">and </text:span><text:span text:style-name="T11">CAC (dogfight) modes</text:span></text:p>
      <text:list xml:id="list517815297" text:style-name="L1">
        <text:list-item>
          <text:p text:style-name="P6"><text:span text:style-name="T7">Use</text:span><text:span text:style-name="T3"> </text:span><text:span text:style-name="T18">Dish</text:span><text:span text:style-name="T9"> Hat</text:span><text:span text:style-name="T4"> for </text:span><text:span text:style-name="T6">CAC (</text:span><text:span text:style-name="T4">dogfight</text:span><text:span text:style-name="T6">)</text:span><text:span text:style-name="T4"> modes:</text:span></text:p>
        </text:list-item>
      </text:list>
      <text:list text:style-name="L2">
        <text:list-item>
          <text:list>
            <text:list-item>
              <text:p text:style-name="P7"><text:span text:style-name="T7">U</text:span><text:span text:style-name="T4">: </text:span><text:span text:style-name="T5">Boresight scan</text:span></text:p>
            </text:list-item>
            <text:list-item>
              <text:p text:style-name="P13"><text:span text:style-name="T21">D</text:span>: Vertical scan</text:p>
            </text:list-item>
            <text:list-item>
              <text:p text:style-name="P13">P: HMD sight</text:p>
            </text:list-item>
          </text:list>
        </text:list-item>
      </text:list>
      <text:list xml:id="list183056945567098" text:continue-list="list517815297" text:style-name="L1">
        <text:list-item>
          <text:p text:style-name="P14"><text:span text:style-name="T2">W</text:span>hen using <text:span text:style-name="T20">any CAC (dogfight) mode, you must </text:span>press <text:span text:style-name="T1">TDC press</text:span> to lock.</text:p>
        </text:list-item>
      </text:list>
      <text:p text:style-name="P4"/>
      <text:p text:style-name="P5">Guns -- GSh-30-1 30 mm cannon, 150 rounds</text:p>
      <text:list text:style-name="L3">
        <text:list-item>
          <text:p text:style-name="P15">Toggle gun with <text:span text:style-name="T1">Gray Reset Hat back</text:span>.</text:p>
        </text:list-item>
        <text:list-item>
          <text:p text:style-name="P15">Radar will automatically lock targets in HUD, you might have to press <text:span text:style-name="T1">TDC press</text:span> to force a lock if it doesn't lock automatically.</text:p>
        </text:list-item>
        <text:list-item>
          <text:p text:style-name="P15">Circle around pipper shows range, 0 to 1200 m.</text:p>
        </text:list-item>
        <text:list-item>
          <text:p text:style-name="P15">Boxed number in bottom right of HUD shows remaining ammo in quarters:</text:p>
          <text:list>
            <text:list-item>
              <text:p text:style-name="P15">4 = full</text:p>
            </text:list-item>
            <text:list-item>
              <text:p text:style-name="P15">3 = 3/4 ammo remaining</text:p>
            </text:list-item>
            <text:list-item>
              <text:p text:style-name="P15">2 = 2/4 ammo remaining</text:p>
            </text:list-item>
            <text:list-item>
              <text:p text:style-name="P15">1 = 1/4 ammo remaining</text:p>
            </text:list-item>
          </text:list>
        </text:list-item>
        <text:list-item>
          <text:p text:style-name="P8"><text:span text:style-name="T22">Fire with </text:span><text:span text:style-name="T33">Trigger</text:span><text:span text:style-name="T22">.</text:span></text:p>
        </text:list-item>
      </text:list>
      <text:p text:style-name="P9"/>
      <text:p text:style-name="P5">Missiles</text:p>
      <text:list text:style-name="L4">
        <text:list-item>
          <text:p text:style-name="P10"><text:span text:style-name="T27">Cycle</text:span><text:span text:style-name="T22"> missiles with </text:span><text:span text:style-name="T33">Lower Gray Button</text:span><text:span text:style-name="T22">. <text:s/>Selected station is shown in bottom of HUD, missile type in lower right of HUD.</text:span></text:p>
        </text:list-item>
        <text:list-item>
          <text:p text:style-name="P16">When you have Launch Authority (<text:span text:style-name="T1">LA</text:span> in bottom center of HUD), fire with <text:span text:style-name="T1">Trigger</text:span>.</text:p>
        </text:list-item>
      </text:list>
      <text:p text:style-name="P4"/>
      <text:p text:style-name="P5">Missile types</text:p>
      <text:list text:style-name="L5">
        <text:list-item>
          <text:p text:style-name="P11"><text:span text:style-name="T28">R-60M </text:span><text:span text:style-name="T29">(AA-8 </text:span><text:span text:style-name="T28">Aphid</text:span><text:span text:style-name="T29">)</text:span><text:span text:style-name="T23"> -- </text:span><text:span text:style-name="T25">IR, l</text:span><text:span text:style-name="T23">imited all aspect, </text:span><text:span text:style-name="T22">very </text:span><text:span text:style-name="T23">short range</text:span></text:p>
        </text:list-item>
        <text:list-item>
          <text:p text:style-name="P11"><text:span text:style-name="T31">R-73</text:span><text:span text:style-name="T28"> </text:span><text:span text:style-name="T29">(AA-</text:span><text:span text:style-name="T31">11 Archer</text:span><text:span text:style-name="T29">)</text:span><text:span text:style-name="T23"> -- </text:span><text:span text:style-name="T25">IR, a</text:span><text:span text:style-name="T23">ll aspect </text:span><text:span text:style-name="T24">HOB</text:span></text:p>
        </text:list-item>
        <text:list-item>
          <text:p text:style-name="P11"><text:span text:style-name="T32">R</text:span><text:span text:style-name="T30">-27</text:span><text:span text:style-name="T33">R/ER</text:span><text:span text:style-name="T30"> (AA-10 Alamo</text:span><text:span text:style-name="T33">-A/C</text:span><text:span text:style-name="T30">)</text:span><text:span text:style-name="T25"> -- SARH</text:span></text:p>
        </text:list-item>
        <text:list-item>
          <text:p text:style-name="P11"><text:span text:style-name="T32">R</text:span><text:span text:style-name="T30">-27</text:span><text:span text:style-name="T33">T/ET</text:span><text:span text:style-name="T30"> (AA-10 Alamo</text:span><text:span text:style-name="T33">-B/D</text:span><text:span text:style-name="T30">)</text:span><text:span text:style-name="T25"> -- </text:span><text:span text:style-name="T26">IR</text:span><text:span text:style-name="T22">, all aspect??</text:span></text:p>
        </text:list-item>
        <text:list-item>
          <text:p text:style-name="P11"><text:span text:style-name="T32">R-77 (AA-12 Adder)</text:span><text:span text:style-name="T24"> -- Active </text:span><text:span text:style-name="T22">r</text:span><text:span text:style-name="T24">adar</text:span><text:span text:style-name="T22"> homing, </text:span><text:span text:style-name="T24">MiG-29S onl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30:55.403000000</dc:date>
    <meta:editing-duration>P1DT3H35M58S</meta:editing-duration>
    <meta:editing-cycles>5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3" meta:word-count="244" meta:character-count="1225" meta:non-whitespace-character-count="1034"/>
  </office:meta>
</office:document-meta>
</file>